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2.1228in"/>
    </style:style>
    <style:style style:name="co6" style:family="table-column">
      <style:table-column-properties fo:break-before="auto" style:column-width="4.1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underline-style="none"/>
    </style:style>
    <style:style style:name="ce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dedce6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oad 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ding Scre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tus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arty Menu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tem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quip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pell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uy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ll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se Men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 Menu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12])" office:value-type="float" office:value="29" calcext:value-type="float">
            <text:p>29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eld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Enemy O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led Door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ultiple Floo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5]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Tomb / Town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Recruitable NPC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nner Tomb Fire Pi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9:.B10]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Armor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Accessory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Battle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Consumable Data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Shop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Weapon Data</text:p>
          </table:table-cell>
          <table:table-cell table:style-name="ce10" office:value-type="float" office:value="5" calcext:value-type="float">
            <text:p>5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4:.B19])" office:value-type="float" office:value="28" calcext:value-type="float">
            <text:p>28</text:p>
          </table:table-cell>
          <table:table-cell table:style-name="ce12"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Character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w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zar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eri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imensionalist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ssassi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3:.B28]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number-columns-repeated="2"/>
          <table:table-cell/>
        </table:table-row>
        <table:table-row table:style-name="ro1">
          <table:table-cell table:style-name="ce1" office:value-type="string" calcext:value-type="string">
            <text:p>Level Designs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table:style-name="ce10" office:value-type="string" calcext:value-type="string">
            <text:p>Level 1 (Cave)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X</text:p>
          </table:table-cell>
        </table:table-row>
        <table:table-row table:style-name="ro1">
          <table:table-cell table:style-name="ce10" office:value-type="string" calcext:value-type="string">
            <text:p>Level 2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3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4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5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6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7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8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10" office:value-type="string" calcext:value-type="string">
            <text:p>Level 9</text:p>
          </table:table-cell>
          <table:table-cell table:style-name="ce10" office:value-type="float" office:value="4" calcext:value-type="float">
            <text:p>4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32:.B40])" office:value-type="float" office:value="36" calcext:value-type="float">
            <text:p>36</text:p>
          </table:table-cell>
          <table:table-cell table:style-name="ce12"/>
        </table:table-row>
        <table:table-row table:style-name="ro1">
          <table:table-cell table:style-name="ce10" table:number-columns-repeated="2"/>
          <table:table-cell table:style-name="ce11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6];[.B11];[.B20];[.B29];[.B41])" office:value-type="float" office:value="101" calcext:value-type="float">
            <text:p>101</text:p>
          </table:table-cell>
          <table:table-cell table:style-name="ce8"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ttle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mage Flash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 Consumabl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ed Backgr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 Drop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er Attacking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2:.B6])" office:value-type="float" office:value="5" calcext:value-type="float">
            <text:p>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9" table:number-columns-repeated="2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itical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cl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 More Spells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0:.B14])" office:value-type="float" office:value="5" calcext:value-type="float">
            <text:p>5</text:p>
          </table:table-cell>
          <table:table-cell table:style-name="ce12"/>
          <table:table-cell table:style-name="ce9" table:number-columns-repeated="1021"/>
        </table:table-row>
        <table:table-row table:style-name="ro1">
          <table:table-cell/>
          <table:table-cell table:style-name="ce10"/>
          <table:table-cell table:style-name="ce11"/>
          <table:table-cell table:style-name="ce9" table:number-columns-repeated="1021"/>
        </table:table-row>
        <table:table-row table:style-name="ro1">
          <table:table-cell table:style-name="ce1" office:value-type="string" calcext:value-type="string">
            <text:p>Enemy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blin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9 More Enemies</text:p>
          </table:table-cell>
          <table:table-cell table:formula="of:=2.5*29" office:value-type="float" office:value="72.5" calcext:value-type="float">
            <text:p>72.5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Subtotal</text:p>
          </table:table-cell>
          <table:table-cell table:style-name="ce9" table:formula="of:=SUM([.B19:.B20])" office:value-type="float" office:value="75" calcext:value-type="float">
            <text:p>75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7];[.B16];[.B21])" office:value-type="float" office:value="85" calcext:value-type="float">
            <text:p>8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number-columns-repeated="2"/>
          <table:table-cell table:style-name="ce8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loyment" table:style-name="ta1"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Deployment</text:p>
          </table:table-cell>
          <table:table-cell table:style-name="ce2" office:value-type="string" calcext:value-type="string">
            <text:p>Estimation</text:p>
          </table:table-cell>
          <table:table-cell table:style-name="ce2" office:value-type="string" calcext:value-type="string">
            <text:p>Complet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iO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5" table:number-columns-repeated="2"/>
          <table:table-cell table:style-name="ce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5" table:formula="of:=SUM([.B2:.B4])" office:value-type="float" office:value="30" calcext:value-type="float">
            <text:p>30</text:p>
          </table:table-cell>
          <table:table-cell table:style-name="ce5"/>
        </table:table-row>
        <table:table-row table:style-name="ro1">
          <table:table-cell table:style-name="ce5" table:number-columns-repeated="2"/>
          <table:table-cell table:style-name="ce8"/>
        </table:table-row>
      </table:table>
      <table:table table:name="GrandTotal" table:style-name="ta1">
        <table:table-column table:style-name="co2" table:number-columns-repeated="3" table:default-cell-style-name="ce13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rand Total</text:p>
          </table:table-cell>
          <table:table-cell table:formula="of:=SUM([$Gui.B14];[$Field.B44];[$Battle.B23];[$Deployment.B6])" office:value-type="float" office:value="245" calcext:value-type="float">
            <text:p>245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Bugs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Defense Hang</text:p>
          </table:table-cell>
          <table:table-cell office:value-type="string" calcext:value-type="string">
            <text:p>Game hangs when selecting defend for character being attacked.</text:p>
          </table:table-cell>
        </table:table-row>
        <table:table-row table:style-name="ro1">
          <table:table-cell office:value-type="string" calcext:value-type="string">
            <text:p>Character Disappear Early</text:p>
          </table:table-cell>
          <table:table-cell office:value-type="string" calcext:value-type="string">
            <text:p>Characters in battle disappear before the battle screen fades ou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 style:data-style-name="N2" text:time-value="14:59:41.9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2T15:28:31.416000000</meta:creation-date>
    <dc:date>2021-01-05T14:33:59.889000000</dc:date>
    <meta:editing-duration>PT23H42M11S</meta:editing-duration>
    <meta:editing-cycles>103</meta:editing-cycles>
    <meta:generator>LibreOffice/7.0.3.1$Windows_X86_64 LibreOffice_project/d7547858d014d4cf69878db179d326fc3483e082</meta:generator>
    <meta:document-statistic meta:table-count="6" meta:cell-count="184" meta:object-count="0"/>
  </office:meta>
</office:document-meta>
</file>